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GARCIA VARGAS, OLGA MARIA</text:span></text:p>
      <text:p text:style-name="P3"><text:span text:style-name="T6">CANT. TOTAL DE CAJAS: 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GARCIA VARGAS, OLGA MAR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2:28:2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